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6e9" officeooo:paragraph-rsid="0015f6e9"/>
    </style:style>
    <style:style style:name="P2" style:family="paragraph" style:parent-style-name="Standard">
      <style:text-properties officeooo:rsid="0015f6e9" officeooo:paragraph-rsid="001a762f"/>
    </style:style>
    <style:style style:name="P3" style:family="paragraph" style:parent-style-name="Standard">
      <style:text-properties officeooo:rsid="00164fe2" officeooo:paragraph-rsid="0015f6e9"/>
    </style:style>
    <style:style style:name="P4" style:family="paragraph" style:parent-style-name="Standard">
      <style:text-properties officeooo:rsid="00164fe2" officeooo:paragraph-rsid="00164fe2"/>
    </style:style>
    <style:style style:name="P5" style:family="paragraph" style:parent-style-name="Standard">
      <style:text-properties officeooo:rsid="00164fe2" officeooo:paragraph-rsid="001b023d"/>
    </style:style>
    <style:style style:name="P6" style:family="paragraph" style:parent-style-name="Standard">
      <style:text-properties officeooo:rsid="001740d0" officeooo:paragraph-rsid="001740d0"/>
    </style:style>
    <style:style style:name="P7" style:family="paragraph" style:parent-style-name="Standard">
      <style:text-properties officeooo:rsid="00190230" officeooo:paragraph-rsid="00190230"/>
    </style:style>
    <style:style style:name="P8" style:family="paragraph" style:parent-style-name="Standard">
      <style:text-properties officeooo:rsid="001a57a3" officeooo:paragraph-rsid="00190230"/>
    </style:style>
    <style:style style:name="P9" style:family="paragraph" style:parent-style-name="Standard">
      <style:text-properties officeooo:rsid="001a57a3" officeooo:paragraph-rsid="001a57a3"/>
    </style:style>
    <style:style style:name="P10" style:family="paragraph" style:parent-style-name="Standard">
      <style:text-properties officeooo:rsid="001b023d" officeooo:paragraph-rsid="001b023d"/>
    </style:style>
    <style:style style:name="P11" style:family="paragraph" style:parent-style-name="Standard">
      <style:text-properties officeooo:rsid="001c678a" officeooo:paragraph-rsid="001c678a"/>
    </style:style>
    <style:style style:name="T1" style:family="text">
      <style:text-properties officeooo:rsid="001740d0"/>
    </style:style>
    <style:style style:name="T2" style:family="text">
      <style:text-properties officeooo:rsid="00190230"/>
    </style:style>
    <style:style style:name="T3" style:family="text">
      <style:text-properties style:text-position="super 58%"/>
    </style:style>
    <style:style style:name="T4" style:family="text">
      <style:text-properties officeooo:rsid="001a762f"/>
    </style:style>
    <style:style style:name="T5" style:family="text">
      <style:text-properties officeooo:rsid="001dc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Hangover’s are t</text:span>emporary,</text:p>
      <text:p text:style-name="P1">But diamonds are forever.</text:p>
      <text:p text:style-name="P1">If you give me one,</text:p>
      <text:p text:style-name="P1">I’ll let you take me home.</text:p>
      <text:p text:style-name="P1">(home base)</text:p>
      <text:p text:style-name="P1"/>
      <text:p text:style-name="P1"/>
      <text:p text:style-name="P2"><text:span text:style-name="T4">Hangover’s are t</text:span>emporary,</text:p>
      <text:p text:style-name="P1">But diamonds are forever.</text:p>
      <text:p text:style-name="P1">Someone else is taking me home,</text:p>
      <text:p text:style-name="P1">But I want you to take me first.</text:p>
      <text:p text:style-name="P1">(first base)</text:p>
      <text:p text:style-name="P1"/>
      <text:p text:style-name="P1"/>
      <text:p text:style-name="P1">Lend me your imagination,</text:p>
      <text:p text:style-name="P1">So I can take you to far off places.</text:p>
      <text:p text:style-name="P1">Lend me your heart,</text:p>
      <text:p text:style-name="P1">So I can make you fall in love with them.</text:p>
      <text:p text:style-name="P1">(lending library)</text:p>
      <text:p text:style-name="P1"/>
      <text:p text:style-name="P1"/>
      <text:p text:style-name="P1">One person’s trash,</text:p>
      <text:p text:style-name="P1">Is a nother’s treasure.</text:p>
      <text:p text:style-name="P1">(alleyway trash can)</text:p>
      <text:p text:style-name="P1"/>
      <text:p text:style-name="P1"/>
      <text:p text:style-name="P1">I’m gonna be honest with you,</text:p>
      <text:p text:style-name="P1">It’s in a tree.</text:p>
      <text:p text:style-name="P1">But don’t let my lack of effort,</text:p>
      <text:p text:style-name="P1">Hit too close to home.</text:p>
      <text:p text:style-name="P1">(tree near home base)</text:p>
      <text:p text:style-name="P1"/>
      <text:p text:style-name="P1"/>
      <text:p text:style-name="P1">See if access richards hart estate</text:p>
      <text:p text:style-name="P4">(there’s a fountain, and a play ground)</text:p>
      <text:p text:style-name="P1"/>
      <text:p text:style-name="P3"/>
      <text:p text:style-name="P4">I thought this one might be too risky,</text:p>
      <text:p text:style-name="P4">But then I thought,</text:p>
      <text:p text:style-name="P4">What the hell,</text:p>
      <text:p text:style-name="P4">Just send it.</text:p>
      <text:p text:style-name="P5">(Post office - attach one to the bottom of the mail out)</text:p>
      <text:p text:style-name="P4"/>
      <text:p text:style-name="P4">What better thing to do,</text:p>
      <text:p text:style-name="P4">For a day on the lake,</text:p>
      <text:p text:style-name="P4">Than to take your boat out on the water?</text:p>
      <text:p text:style-name="P10">Just don’t fall in.</text:p>
      <text:p text:style-name="P4">(boat ramp – sloan’s lake)</text:p>
      <text:p text:style-name="P4"/>
      <text:p text:style-name="P6"><text:soft-page-break/>Sometimes you’re having a romantic evening in a gazebo.</text:p>
      <text:p text:style-name="P6">Sometimes you’re sitting in the dark staring at people having a romantic evening in a gazebo.</text:p>
      <text:p text:style-name="P11">What are you going to do about it?</text:p>
      <text:p text:style-name="P4">(<text:span text:style-name="T1">bench – west side of </text:span>memorial park)</text:p>
      <text:p text:style-name="P4"/>
      <text:p text:style-name="P6">(gazebo – memorial park)</text:p>
      <text:p text:style-name="P4"/>
      <text:p text:style-name="P4">that’s what <text:span text:style-name="T5">I came</text:span> here for</text:p>
      <text:p text:style-name="P4">Slapping balls and taking names</text:p>
      <text:p text:style-name="P4">(tennis courts – sloan’s lake)</text:p>
      <text:p text:style-name="P4"/>
      <text:p text:style-name="P4"/>
      <text:p text:style-name="P7">The gnome guards the entrance,</text:p>
      <text:p text:style-name="P7">To kingdoms treasure.</text:p>
      <text:p text:style-name="P7">But legend speaks of a secret entrance</text:p>
      <text:p text:style-name="P7">Through the backdoor.</text:p>
      <text:p text:style-name="P7">(Behind the shed)</text:p>
      <text:p text:style-name="P7"/>
      <text:p text:style-name="P7"/>
      <text:p text:style-name="P7">Just as the pioneers did,</text:p>
      <text:p text:style-name="P7">So long ago,</text:p>
      <text:p text:style-name="P7">It’s now your chance,</text:p>
      <text:p text:style-name="P7">To go westward, ho!</text:p>
      <text:p text:style-name="P7">(westword newspaper stand, 25<text:span text:style-name="T3">th</text:span> and ames)</text:p>
      <text:p text:style-name="P8"/>
      <text:p text:style-name="P8"/>
      <text:p text:style-name="P9">Two at the sounthen edge of memorial par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7:54:09.548000000</meta:creation-date>
    <dc:date>2022-04-19T18:38:00.275000000</dc:date>
    <meta:editing-duration>PT2M57S</meta:editing-duration>
    <meta:editing-cycles>5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4" meta:word-count="287" meta:character-count="1510" meta:non-whitespace-character-count="1273"/>
  </office:meta>
</office:document-meta>
</file>